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121.44pt"/>
    </style:style>
    <style:style style:name="co5" style:family="table-column">
      <style:table-column-properties fo:break-before="auto" style:column-width="50.8pt"/>
    </style:style>
    <style:style style:name="co6" style:family="table-column">
      <style:table-column-properties fo:break-before="auto" style:column-width="103.95pt"/>
    </style:style>
    <style:style style:name="co7" style:family="table-column">
      <style:table-column-properties fo:break-before="auto" style:column-width="96.04pt"/>
    </style:style>
    <style:style style:name="co8" style:family="table-column">
      <style:table-column-properties fo:break-before="auto" style:column-width="84.9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100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Sourabh More</text:p>
          </table:table-cell>
          <table:table-cell table:style-name="ce1"/>
          <table:table-cell office:value-type="string" calcext:value-type="string">
            <text:p>Done</text:p>
          </table:table-cell>
          <table:table-cell table:style-name="ce1"/>
          <table:table-cell table:style-name="ce2"/>
          <table:table-cell table:style-name="ce1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Yogesh Naik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hubham Mali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mrut Khupekar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hishek Singh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rnav Mane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mruta Wader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hreyas Mantri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nal Kambl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reyas Tara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kar Mithari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hishek Vichar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ag Kord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gram Jabshetty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jus Shind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ket Shendur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sal Fara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nav Bhat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rinivas Shitol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hikesh Pokleka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n Tamboli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h Vaz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kita Jabshetti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Kunal Pawa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Aneesh Thorat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arish Gha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Sunny Lolage</text:p>
          </table:table-cell>
          <table:table-cell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j Mirj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Vedant Patil</text:p>
          </table:table-cell>
          <table:table-cell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dam Karad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ranali Patil</text:p>
          </table:table-cell>
          <table:table-cell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weta Pat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Rutvik Joshi</text:p>
          </table:table-cell>
          <table:table-cell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kar Wadeka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Raj Basare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mnapp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ratik Duggani</text:p>
          </table:table-cell>
          <table:table-cell office:value-type="string" calcext:value-type="string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kar Suryawansh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hetan</text:p>
          </table:table-cell>
          <table:table-cell office:value-type="string" calcext:value-type="string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rya Pat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Aditya Bhandari</text:p>
          </table:table-cell>
          <table:table-cell office:value-type="string" calcext:value-type="string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tya Kulkarn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ranit Patil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khil Dorl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Khushal Agarwal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rabh Varn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naticworld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rang Phutane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rajwal Nilakhe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reeti Prabhu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avan Sawant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auri Shinde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mkar Mirje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ushikesh Bhise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ranav Joshi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khilesh Joshi</text:p>
          </table:table-cell>
          <table:table-cell/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austubh Redij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hikesh Bhosal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ndita Meno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ha Raoran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van Kumar Bha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harva Kasa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vam Tahasilda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vijay Salunkh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itya Rot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text> </number:text>
      <number:number number:decimal-places="0" loext:min-decimal-places="0" number:min-integer-digits="1"/>
    </number:number-style>
    <number:number-style style:name="N126P1" style:volatile="true">
      <number:text>-</number:text>
      <number:number number:decimal-places="0" loext:min-decimal-places="0" number:min-integer-digits="1"/>
    </number:number-style>
    <number:number-style style:name="N126P2" style:volatile="true">
      <number:text/>
    </number:number-style>
    <number:text-style style:name="N126"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fraction number:min-numerator-digits="2" loext:max-numerator-digits="2" loext:zeros-numerator-digits="2" number:min-denominator-digits="4" loext:max-denominator-value="9999" loext:zeros-denominator-digits="4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_20_2" style:display-name="Comma 2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5-12T18:28:25.325848909</dc:date>
    <meta:generator>LibreOffice/6.1.5.2$Linux_X86_64 LibreOffice_project/10$Build-2</meta:generator>
    <meta:editing-duration>PT22M2S</meta:editing-duration>
    <meta:editing-cycles>3</meta:editing-cycles>
    <meta:document-statistic meta:table-count="1" meta:cell-count="13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